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fo:font-size="14pt" style:font-size-asian="14pt" style:font-size-complex="14pt"/>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phene</text:p>
      <text:p text:style-name="P1"><text:tab/></text:p>
      <text:p text:style-name="P1"><text:tab/>Graphene is about to take over the world in few years time. Why? Can you imagine how thin graphene is? It's kind of blowing one's mind that it is just one atom thick being in a two dimensional form. Graphene has the same carbon structure as graphite when one writes on a paper. The discovering of graphene thanks to Professor Andre Geim and Dr. Konstantan Novoselov in the year 2004 has ease our daily lives in every aspects. Winning the nobel prize of that particular invention has denoted that graphene must be a very unique substance which could bring massive changes to the world. </text:p>
      <text:p text:style-name="P1"/>
      <text:p text:style-name="P1"><text:tab/>Graphene can be very stretchy and what surprises me is that diamond being the hardest metal within my knowledge has been replaced by graphene. Furthermore, graphene carrries electricity quicker and more efficiently because electrons have no resistance when they move through graphene. This makes graphene a good conductor of electricity which is suitable for the production of microchips. Soon, silicons will be replaced by graphene.</text:p>
      <text:p text:style-name="P1"/>
      <text:p text:style-name="P1"><text:tab/>The special feature about graphene is that it expands when cooled, but shrinks when heated which is totally the opposite from other metals. In the future, space elevator can be built with graphene as graphene is rigid enough to support the structure. </text:p>
      <text:p text:style-name="P1"/>
      <text:p text:style-name="P1"><text:tab/>Water crisis has been a local polemic among researchers. Due to the discovery of graphene, ocean water even polluted water is drinkable. How so? Membranes from graphene let water through at the same instance filtering out salt and waste. Moreover, graphene can be made into super strong body armour, <text:s/>which could defend against the penetration of bullets. </text:p>
      <text:p text:style-name="P1"/>
      <text:p text:style-name="P1"><text:tab/>Healthcare industry has undergone revolution all thanks to graphene. Diseases will have a higher chance to be cured with earlier detection. Temporary tattoos can be formed with graphene for body decoration. Who would expect graphene can be used to dye hair permanently? It confirms the safety of the scalp as it contains antibacterial, thermal dissipation and antistatic qualities. </text:p>
      <text:p text:style-name="P1"/>
      <text:p text:style-name="P1"><text:tab/>In addition, graphene benefits most athletes as running shoes soles made of graphene allow them to perform better and feel more comfortable. Light bulbs can be replaced with glowing wallpaper. This is more energy-efficient as the graphene-based electrode technology provides adjustable light. </text:p>
      <text:p text:style-name="P1"/>
      <text:p text:style-name="P1">Citation:</text:p>
      <text:p text:style-name="P1">Bright Side, (What's graphene and why it will soon take over the world), </text:p>
      <text:p text:style-name="P1">14 October 2018</text:p>
      <text:p text:style-name="P1">Link: <text:span text:style-name="T1">https://www.youtube.com/watch?v=dQCJpYR0og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endon  Lee</meta:initial-creator>
    <meta:creation-date>2019-03-05T22:10:42.67</meta:creation-date>
    <dc:date>2019-03-06T21:26:33.73</dc:date>
    <dc:creator>Brendon  Lee</dc:creator>
    <meta:editing-duration>PT2H10M56S</meta:editing-duration>
    <meta:editing-cycles>4</meta:editing-cycles>
    <meta:generator>OpenOffice/4.1.1$Win32 OpenOffice.org_project/411m6$Build-9775</meta:generator>
    <meta:document-statistic meta:table-count="0" meta:image-count="0" meta:object-count="0" meta:page-count="1" meta:paragraph-count="12" meta:word-count="388" meta:character-count="2461"/>
  </office:meta>
</office:document-meta>
</file>